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78cm" svg:height="8.312cm" svg:x="0.3cm" svg:y="0.8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23:34.916545558</dc:date>
    <meta:editing-duration>PT4M7S</meta:editing-duration>
    <meta:editing-cycles>22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79cm" svg:height="8.313cm" xlink:href="." xlink:type="simple" chart:class="chart:scatter" chart:style-name="ch1">
        <chart:plot-area chart:style-name="ch2" chart:data-source-has-labels="both" svg:x="0.295cm" svg:y="0.166cm" svg:width="14.189cm" svg:height="7.981cm">
          <chartooo:coordinate-region svg:x="0.837cm" svg:y="0.365cm" svg:width="13.553cm" svg:height="7.58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628215181562565">
                <text:p>-0.0628215181562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62821518156256">
                <text:p>0.062821518156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188216626637028">
                <text:p>0.188216626637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12868930080461">
                <text:p>0.312868930080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77475840490582">
                <text:p>0.677475840490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31286893008046">
                <text:p>0.31286893008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18821662663703">
                <text:p>0.188216626637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0628215181562567">
                <text:p>0.0628215181562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0628215181562557">
                <text:p>-0.06282151815625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312868930080461">
                <text:p>-0.3128689300804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436286482793086">
                <text:p>-0.4362864827930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557982212078457">
                <text:p>-0.557982212078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9429578126956">
                <text:p>-0.794295781269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1421356237309">
                <text:p>-1.414213562373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32262373064731">
                <text:p>-1.32262373064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55798221207846">
                <text:p>-0.557982212078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36286482793087">
                <text:p>-0.4362864827930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312868930080464">
                <text:p>-0.312868930080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188216626637032">
                <text:p>-0.188216626637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0628215181562534">
                <text:p>-0.0628215181562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062821518156252">
                <text:p>0.0628215181562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18821662663703">
                <text:p>0.188216626637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312868930080463">
                <text:p>0.3128689300804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677475840490582">
                <text:p>0.6774758404905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79429578126956">
                <text:p>0.794295781269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07980999479091">
                <text:p>0.907980999479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22581410730596">
                <text:p>1.22581410730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32262373064731">
                <text:p>1.322623730647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